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58ba" officeooo:paragraph-rsid="000cf6de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cf6de" officeooo:paragraph-rsid="000cf6d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119b86" officeooo:paragraph-rsid="00119b86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cf6de" officeooo:paragraph-rsid="000cf6de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0d6826" officeooo:paragraph-rsid="000d682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f7e9a" officeooo:paragraph-rsid="001099d3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0f7e9a" officeooo:paragraph-rsid="00119b8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19b86" officeooo:paragraph-rsid="00119b8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bold" officeooo:rsid="000d6826" officeooo:paragraph-rsid="000d682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0f7e9a" officeooo:paragraph-rsid="000f7e9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bold" officeooo:rsid="001099d3" officeooo:paragraph-rsid="001099d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119b86" officeooo:paragraph-rsid="00119b8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normal" officeooo:rsid="000d6826" officeooo:paragraph-rsid="000d6826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officeooo:rsid="000d6826" officeooo:paragraph-rsid="000d6826" style:font-size-asian="14pt" style:font-size-complex="14pt"/>
    </style:style>
    <style:style style:name="P15" style:family="paragraph" style:parent-style-name="Standard">
      <style:text-properties fo:font-size="14pt" officeooo:rsid="000b58ba" officeooo:paragraph-rsid="000b58ba" style:font-size-asian="14pt" style:font-size-complex="14pt"/>
    </style:style>
    <style:style style:name="P16" style:family="paragraph" style:parent-style-name="Standard">
      <style:text-properties fo:font-size="14pt" fo:font-weight="bold" officeooo:rsid="000b58ba" officeooo:paragraph-rsid="000b58b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b58ba" officeooo:paragraph-rsid="000cf6d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pt" style:text-underline-style="none" fo:font-weight="normal" officeooo:rsid="000cf6de" officeooo:paragraph-rsid="000cf6de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0d6826" officeooo:paragraph-rsid="000d6826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808080" fo:font-size="14pt" fo:font-style="normal" officeooo:rsid="000e57fa" officeooo:paragraph-rsid="000e57fa" style:font-size-asian="14pt" style:font-style-asian="normal" style:font-size-complex="14pt" style:font-style-complex="normal"/>
    </style:style>
    <style:style style:name="P21" style:family="paragraph" style:parent-style-name="Standard">
      <style:text-properties fo:color="#808080" fo:font-size="14pt" style:text-underline-style="none" fo:font-weight="bold" officeooo:rsid="00119b86" officeooo:paragraph-rsid="00119b86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808080" fo:font-size="14pt" style:text-underline-style="none" fo:font-weight="bold" officeooo:rsid="000f7e9a" officeooo:paragraph-rsid="000f7e9a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22pt" style:text-underline-style="solid" style:text-underline-width="auto" style:text-underline-color="font-color" fo:font-weight="bold" officeooo:rsid="00119b86" officeooo:paragraph-rsid="00119b86" style:font-size-asian="22pt" style:font-weight-asian="bold" style:font-size-complex="22pt" style:font-weight-complex="bold"/>
    </style:style>
    <style:style style:name="P24" style:family="paragraph" style:parent-style-name="Standard">
      <style:text-properties fo:color="#999999" fo:font-size="16pt" style:text-underline-style="none" fo:font-weight="normal" officeooo:rsid="00119b86" officeooo:paragraph-rsid="00119b86" style:font-size-asian="14pt" style:font-weight-asian="normal" style:font-size-complex="16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111111" fo:background-color="#ffff00" loext:char-shading-value="0"/>
    </style:style>
    <style:style style:name="T5" style:family="text">
      <style:text-properties fo:color="#111111" fo:font-weight="normal" officeooo:rsid="000f7e9a" fo:background-color="#ffff00" loext:char-shading-value="0" style:font-weight-asian="normal" style:font-weight-complex="normal"/>
    </style:style>
    <style:style style:name="T6" style:family="text">
      <style:text-properties fo:color="#111111" fo:font-weight="normal" officeooo:rsid="00119b86" fo:background-color="#ffff00" loext:char-shading-value="0" style:font-weight-asian="normal" style:font-weight-complex="normal"/>
    </style:style>
    <style:style style:name="T7" style:family="text">
      <style:text-properties officeooo:rsid="001099d3"/>
    </style:style>
    <style:style style:name="T8" style:family="text">
      <style:text-properties officeooo:rsid="00119b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#include &lt;iostream&gt;</text:p>
      <text:p text:style-name="P14">#include &lt;cstring&gt;</text:p>
      <text:p text:style-name="P14">#include &lt;vector&gt;</text:p>
      <text:p text:style-name="P14">#include &lt;list&gt;</text:p>
      <text:p text:style-name="P14">#include &lt;sys/time.h&gt;</text:p>
      <text:p text:style-name="P14"/>
      <text:p text:style-name="P20">#ifndef __APPLE__</text:p>
      <text:p text:style-name="P20">#define EXPOSURE_CONTROL // only works in Linux</text:p>
      <text:p text:style-name="P20">#endif</text:p>
      <text:p text:style-name="P20"></text:p>
      <text:p text:style-name="P20">#ifdef EXPOSURE_CONTROL</text:p>
      <text:p text:style-name="P20">#include &lt;libv4l2.h&gt;</text:p>
      <text:p text:style-name="P20">#include &lt;linux/videodev2.h&gt;</text:p>
      <text:p text:style-name="P20">#include &lt;fcntl.h&gt;</text:p>
      <text:p text:style-name="P20">#include &lt;errno.h&gt;</text:p>
      <text:p text:style-name="P20">#endif</text:p>
      <text:p text:style-name="P14"/>
      <text:p text:style-name="P14">#include "opencv2/opencv.hpp" // OpenCV library for easy access to USB camera and drawing of images on screen</text:p>
      <text:p text:style-name="P14"/>
      <text:p text:style-name="P14">#include "AprilTags/TagDetector.h"</text:p>
      <text:p text:style-name="P14">#include "AprilTags/Tag16h5.h"</text:p>
      <text:p text:style-name="P14">#include "AprilTags/Tag25h7.h"</text:p>
      <text:p text:style-name="P14">#include "AprilTags/Tag25h9.h"</text:p>
      <text:p text:style-name="P14">#include "AprilTags/Tag36h9.h"</text:p>
      <text:p text:style-name="P14">#include "AprilTags/Tag36h11.h"</text:p>
      <text:p text:style-name="P14"/>
      <text:p text:style-name="P14">#include &lt;unistd.h&gt; <text:s/>// Needed for getopt / command line options processing</text:p>
      <text:p text:style-name="P14"/>
      <text:p text:style-name="P14">#include "Serial.h" <text:s/>// For Arduino: locally defined serial port access class</text:p>
      <text:p text:style-name="P14"/>
      <text:p text:style-name="P14"/>
      <text:p text:style-name="P15"/>
      <text:p text:style-name="P15">// utility function to provide current system time (used below in determining frame rate at which images are being processed). </text:p>
      <text:p text:style-name="P16">double tic() </text:p>
      <text:p text:style-name="P15"/>
      <text:p text:style-name="P15">// Normalize angle to be within the interval [-pi,pi]. </text:p>
      <text:p text:style-name="P16">inline double standardRad(double t) </text:p>
      <text:p text:style-name="P15"/>
      <text:p text:style-name="P15">// Convert rotation matrix to Euler angles </text:p>
      <text:p text:style-name="P17">void wRo_to_euler(const Eigen::Matrix3d&amp; wRo, double&amp; yaw, double&amp; pitch, double&amp; roll)</text:p>
      <text:p text:style-name="P1"/>
      <text:p text:style-name="P1"/>
      <text:p text:style-name="P1"><text:soft-page-break/></text:p>
      <text:p text:style-name="P2">class Demo :</text:p>
      <text:p text:style-name="P2"/>
      <text:p text:style-name="P2">attributs:</text:p>
      <text:p text:style-name="P2"/>
      <text:p text:style-name="P18"><text:s/><text:span text:style-name="T1"><text:s/>AprilTags::TagDetector* m_tagDetector;</text:span></text:p>
      <text:p text:style-name="P4"><text:s text:c="2"/>AprilTags::TagCodes m_tagCodes;</text:p>
      <text:p text:style-name="P4"></text:p>
      <text:p text:style-name="P4"><text:s text:c="2"/>bool m_draw; // draw image and April tag detections?</text:p>
      <text:p text:style-name="P4"><text:s text:c="2"/>bool m_arduino; // send tag detections to serial port?</text:p>
      <text:p text:style-name="P4"><text:s text:c="2"/>bool m_timing; // print timing information for each tag extraction call</text:p>
      <text:p text:style-name="P4"></text:p>
      <text:p text:style-name="P4"><text:s text:c="2"/>int m_width; // image size in pixels</text:p>
      <text:p text:style-name="P4"><text:s text:c="2"/>int m_height;</text:p>
      <text:p text:style-name="P4"><text:s text:c="2"/>double m_tagSize; // April tag side length in meters of square black frame</text:p>
      <text:p text:style-name="P4"><text:s text:c="2"/>double m_fx; // camera focal length in pixels</text:p>
      <text:p text:style-name="P4"><text:s text:c="2"/>double m_fy;</text:p>
      <text:p text:style-name="P4"><text:s text:c="2"/>double m_px; // camera principal point</text:p>
      <text:p text:style-name="P4"><text:s text:c="2"/>double m_py;</text:p>
      <text:p text:style-name="P4"></text:p>
      <text:p text:style-name="P4"><text:s text:c="2"/>int m_deviceId; // camera id (in case of multiple cameras)</text:p>
      <text:p text:style-name="P4"></text:p>
      <text:p text:style-name="P4"><text:s text:c="2"/>list&lt;string&gt; m_imgNames;</text:p>
      <text:p text:style-name="P4"></text:p>
      <text:p text:style-name="P4"><text:s text:c="2"/>cv::VideoCapture m_cap;</text:p>
      <text:p text:style-name="P4"></text:p>
      <text:p text:style-name="P4"><text:s text:c="2"/>int m_exposure;</text:p>
      <text:p text:style-name="P4"><text:s text:c="2"/>int m_gain;</text:p>
      <text:p text:style-name="P4"><text:s text:c="2"/>int m_brightness;</text:p>
      <text:p text:style-name="P4"></text:p>
      <text:p text:style-name="P4"><text:s text:c="2"/>Serial m_serial;</text:p>
      <text:p text:style-name="P18"/>
      <text:p text:style-name="P19">fonctions:</text:p>
      <text:p text:style-name="P19"/>
      <text:p text:style-name="P13"><text:span text:style-name="T2">// default constructor</text:span></text:p>
      <text:p text:style-name="P9">Demo() </text:p>
      <text:p text:style-name="P9"/>
      <text:p text:style-name="P5">// changing the tag family</text:p>
      <text:p text:style-name="P9">void setTagCodes(string s) </text:p>
      <text:p text:style-name="P9"/>
      <text:p text:style-name="P5">// parse command line options to change default behavior</text:p>
      <text:p text:style-name="P9">void parseOptions(int argc, char* argv[]) </text:p>
      <text:p text:style-name="P5"><text:soft-page-break/>//初始化TagDetector，初始化图像显示窗口，打开串口与Arduino通信</text:p>
      <text:p text:style-name="P9">void setup()</text:p>
      <text:p text:style-name="P9"/>
      <text:p text:style-name="P5">// 获取视频流</text:p>
      <text:p text:style-name="P10">void setupVideo() </text:p>
      <text:p text:style-name="P10"/>
      <text:p text:style-name="P6">// <text:s/>？？？ recovering the relative pose of a tag, <text:span text:style-name="T7">TagDetection.getRelativeTranslationRotation</text:span>，<text:span text:style-name="T4">cv::solvePnP</text:span></text:p>
      <text:p text:style-name="P10">void print_detection(AprilTags::TagDetection&amp; detection) const </text:p>
      <text:p text:style-name="P7"><text:tab/><text:span text:style-name="T8">detection.getRelativeTranslationRotation()</text:span></text:p>
      <text:p text:style-name="P10"/>
      <text:p text:style-name="P11">// <text:span text:style-name="T3">detect April tags (requires a gray scale image) <text:s/></text:span><text:span text:style-name="T5">TagDetector-&gt;extractTags</text:span></text:p>
      <text:p text:style-name="P11">void processImage(cv::Mat&amp; image, cv::Mat&amp; image_gray)</text:p>
      <text:p text:style-name="P7"><text:tab/><text:span text:style-name="T8">m_tagDetector-&gt;extractTags;</text:span></text:p>
      <text:p text:style-name="P7"><text:tab/><text:tab/><text:span text:style-name="T8">print_detection(detections[i]);</text:span></text:p>
      <text:p text:style-name="P8"><text:tab/><text:tab/>detections[i].draw(image);</text:p>
      <text:p text:style-name="P10"><text:span text:style-name="T6"/></text:p>
      <text:p text:style-name="P21">// <text:span text:style-name="T3">Load and process a single image</text:span></text:p>
      <text:p text:style-name="P21">void loadImages() </text:p>
      <text:p text:style-name="P22"/>
      <text:p text:style-name="P21">// <text:span text:style-name="T3">Video or image processing?</text:span></text:p>
      <text:p text:style-name="P21">bool isVideo()</text:p>
      <text:p text:style-name="P10"/>
      <text:p text:style-name="P8">// The processing loop where images are retrieved, tags detected, and information about detections generated</text:p>
      <text:p text:style-name="P12">void loop() </text:p>
      <text:p text:style-name="P12"><text:tab/><text:span text:style-name="T3">while(ture)</text:span></text:p>
      <text:p text:style-name="P8"><text:tab/><text:tab/>processImage()</text:p>
      <text:p text:style-name="P12"/>
      <text:p text:style-name="P12"/>
      <text:p text:style-name="P23">main():</text:p>
      <text:p text:style-name="P3">Demo demo;</text:p>
      <text:p text:style-name="P24">demo.parseOptions(argc, argv);</text:p>
      <text:p text:style-name="P3">demo.setup();</text:p>
      <text:p text:style-name="P3">if (demo.isVideo()) {</text:p>
      <text:p text:style-name="P3"><text:s/><text:tab/>cout &lt;&lt; "Processing video" &lt;&lt; endl;</text:p>
      <text:p text:style-name="P3"><text:tab/>// setup image source, window for drawing, serial port...</text:p>
      <text:p text:style-name="P3"><text:s text:c="6"/>demo.setupVideo();</text:p>
      <text:p text:style-name="P3"><text:tab/>// the actual processing loop where tags are detected and visualized</text:p>
      <text:p text:style-name="P3"><text:s text:c="6"/>demo.loop();</text:p>
      <text:p text:style-name="P3">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07:59.745607519</meta:creation-date>
    <dc:date>2016-06-06T16:24:54.665223189</dc:date>
    <meta:editing-duration>PT1H13M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96" meta:word-count="404" meta:character-count="3072" meta:non-whitespace-character-count="2644"/>
  </office:meta>
</office:document-meta>
</file>